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4.2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24cm" fo:min-width="4.7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cm" fo:min-width="3.1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6.7cm" svg:height="3cm" svg:x="7.4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6.7cm" svg:height="3cm" svg:x="7.3cm" svg:y="24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3cm" svg:height="2.5cm" svg:x="5.9cm" svg:y="6.2cm">
          <text:p text:style-name="P1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7.3cm" svg:height="6.3cm" svg:x="6.4cm" svg:y="10.1cm">
          <text:p text:style-name="P1"><text:span text:style-name="T1">Czy liczba jest</text:span><text:span text:style-name="T1"><text:line-break/></text:span>podzielna przez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8.3cm" svg:height="2.5cm" svg:x="-0.1cm" svg:y="18.9cm">
          <text:p text:style-name="P1">Wyprowadź:<text:line-break/>”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5" draw:id="id5" draw:layer="layout" svg:width="8.3cm" svg:height="2.5cm" svg:x="12.101cm" svg:y="19.001cm">
          <text:p text:style-name="P1">Wyprowadź:<text:line-break/>”nie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10.75cm" svg:y1="4.5cm" svg:x2="10.05cm" svg:y2="6.2cm" draw:start-shape="id1" draw:start-glue-point="8" draw:end-shape="id2" draw:end-glue-point="5" svg:d="M10750 4500l-700 1700" svg:viewBox="0 0 701 1701">
          <text:p/>
        </draw:connector>
        <draw:connector draw:style-name="gr4" draw:text-style-name="P2" draw:layer="layout" draw:type="line" svg:x1="10.05cm" svg:y1="8.7cm" svg:x2="10.05cm" svg:y2="10.1cm" draw:start-shape="id2" draw:start-glue-point="8" draw:end-shape="id3" draw:end-glue-point="4" svg:d="M10050 8700v1400" svg:viewBox="0 0 1 1401">
          <text:p/>
        </draw:connector>
        <draw:connector draw:style-name="gr5" draw:text-style-name="P2" draw:layer="layout" svg:x1="6.4cm" svg:y1="13.25cm" svg:x2="4.05cm" svg:y2="18.9cm" draw:start-shape="id3" draw:start-glue-point="5" draw:end-shape="id4" draw:end-glue-point="5" svg:d="M6400 13250h-2350v5650" svg:viewBox="0 0 2351 5651">
          <text:p text:style-name="P1">TAK</text:p>
        </draw:connector>
        <draw:connector draw:style-name="gr5" draw:text-style-name="P2" draw:layer="layout" svg:x1="13.7cm" svg:y1="13.25cm" svg:x2="17.289cm" svg:y2="19.001cm" draw:start-shape="id3" draw:start-glue-point="7" draw:end-shape="id5" draw:end-glue-point="4" svg:d="M13700 13250h3589v5751" svg:viewBox="0 0 3590 5752">
          <text:p text:style-name="P1">NIE</text:p>
        </draw:connector>
        <draw:connector draw:style-name="gr4" draw:text-style-name="P2" draw:layer="layout" draw:type="line" svg:x1="15.213cm" svg:y1="21.501cm" svg:x2="10.65cm" svg:y2="24.3cm" draw:start-shape="id5" draw:start-glue-point="7" draw:end-shape="id6" draw:end-glue-point="4" svg:d="M15213 21501l-4563 2799" svg:viewBox="0 0 4564 2800">
          <text:p/>
        </draw:connector>
        <draw:connector draw:style-name="gr4" draw:text-style-name="P2" draw:layer="layout" draw:type="line" svg:x1="4.05cm" svg:y1="21.4cm" svg:x2="10.65cm" svg:y2="24.3cm" draw:start-shape="id4" draw:start-glue-point="8" draw:end-shape="id6" draw:end-glue-point="4" svg:d="M4050 21400l6600 2900" svg:viewBox="0 0 6601 29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28:58.017881800</meta:creation-date>
    <dc:date>2020-09-17T11:39:17.181477345</dc:date>
    <meta:editing-duration>PT9S</meta:editing-duration>
    <meta:editing-cycles>1</meta:editing-cycles>
    <meta:generator>LibreOffice/6.4.5.2$Linux_X86_64 LibreOffice_project/40$Build-2</meta:generator>
    <meta:document-statistic meta:object-count="12"/>
  </office:meta>
</office:document-meta>
</file>